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PanelPreferenceModel.setHiddenLoggers( Collection hidden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PanelPreferenceModel.apply( LogPanelPreference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gPanelPreferenceModel.setLogTreePanelVisible( boolean logTreePanelVisi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PanelPreferenceModel.toggleColumn( TableColumn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PreferenceModel.setLoggerPrecision( String loggerPrec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PanelPreferenceModel.setDateFormatPattern( String dateFormat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PanelPreferenceModel.setDetailPaneVisible( boolean detailPaneVisi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PanelPreferenceModel.setVisibleColumnOrder( List visibleColumn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PreferenceModel.getHiddenLogg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PreferenceModel.setLevelIcons( boolean levelIc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PanelPreferenceModel.removePropertyChangeListener( Property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PreferenceModel.getVisibleColum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PreferenceModel.setTimeZone( String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PanelPreferenceModel.isColumnVisible( TableColumn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PreferenceModel.setScrollToBottom( boolean scrollToBott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PanelPreferenceModel.getLoggerPrec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PreferenceModel.findColumnByHeader( List list , String h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gPanelPreferenceModel.setColumns( List colum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PanelPreferenceModel.getDateForma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PreferenceModel.addColumn( TableColumn colum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gPanelPreferenceModel.isLogTreePanelVis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PreferenceModel.isCustomDateForma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PreferenceModel.getVisibleColum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PreferenceModel.setDefaultDatePattern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PanelPreferenceModel.isLevelIc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PreferenceModel.clearColum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PanelPreferenceModel.isDetailPaneVis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PreferenceModel.setColumnVisible( String columnName , boolean isVisib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gPanelPreferenceModel.isUseISO8601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PreferenceModel.getColum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PreferenceModel.getTim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PreferenceModel.removePropertyChangeListener( String propertyName , Property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PreferenceModel.addPropertyChangeListener( String propertyName , Property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PreferenceModel.isScrollToBott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PreferenceModel.setToolTips( boolean toolTi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PanelPreferenceModel.isToolTi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PreferenceModel.setVisibleColumns( List visibleColum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PanelPreferenceModel.addPropertyChangeListener( Property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